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489cm" fo:margin-left="0.116cm" table:align="left"/>
    </style:style>
    <style:style style:name="Tabla2.A" style:family="table-column">
      <style:table-column-properties style:column-width="3.413cm"/>
    </style:style>
    <style:style style:name="Tabla2.B" style:family="table-column">
      <style:table-column-properties style:column-width="3.51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8" style:family="table-row">
      <style:table-row-properties style:min-row-height="2.503cm"/>
    </style:style>
    <style:style style:name="Tabla2.9" style:family="table-row">
      <style:table-row-properties style:min-row-height="0.185cm"/>
    </style:style>
    <style:style style:name="Tabla2.A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D" style:family="table-column">
      <style:table-column-properties style:column-width="4.397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5.863cm" style:rel-column-width="2184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4dfb" officeooo:paragraph-rsid="001c4dfb"/>
    </style:style>
    <style:style style:name="P2" style:family="paragraph" style:parent-style-name="Standard">
      <style:text-properties officeooo:rsid="001c4dfb" officeooo:paragraph-rsid="001b9ac0"/>
    </style:style>
    <style:style style:name="P3" style:family="paragraph" style:parent-style-name="Standard">
      <style:text-properties officeooo:paragraph-rsid="002055db"/>
    </style:style>
    <style:style style:name="P4" style:family="paragraph" style:parent-style-name="Standard">
      <style:text-properties officeooo:rsid="0025f2d8" officeooo:paragraph-rsid="0025f2d8"/>
    </style:style>
    <style:style style:name="P5" style:family="paragraph" style:parent-style-name="Standard">
      <style:text-properties officeooo:rsid="002777e0" officeooo:paragraph-rsid="002777e0"/>
    </style:style>
    <style:style style:name="P6" style:family="paragraph" style:parent-style-name="Standard">
      <style:text-properties officeooo:rsid="00289b59" officeooo:paragraph-rsid="00289b59"/>
    </style:style>
    <style:style style:name="P7" style:family="paragraph" style:parent-style-name="Standard">
      <style:text-properties style:text-underline-style="solid" style:text-underline-width="auto" style:text-underline-color="font-color" officeooo:rsid="002777e0" officeooo:paragraph-rsid="002777e0"/>
    </style:style>
    <style:style style:name="P8" style:family="paragraph" style:parent-style-name="Standard">
      <style:text-properties officeooo:rsid="0028ff3f" officeooo:paragraph-rsid="0028ff3f"/>
    </style:style>
    <style:style style:name="P9" style:family="paragraph" style:parent-style-name="Standard">
      <style:text-properties officeooo:rsid="002318df" officeooo:paragraph-rsid="001b9ac0"/>
    </style:style>
    <style:style style:name="P10" style:family="paragraph" style:parent-style-name="Standard">
      <style:text-properties officeooo:rsid="001dfc39" officeooo:paragraph-rsid="001dfc39"/>
    </style:style>
    <style:style style:name="P11" style:family="paragraph" style:parent-style-name="Table_20_Contents">
      <style:text-properties officeooo:rsid="00261a4d" officeooo:paragraph-rsid="00261a4d"/>
    </style:style>
    <style:style style:name="P12" style:family="paragraph" style:parent-style-name="Table_20_Contents">
      <style:text-properties officeooo:rsid="00262f80" officeooo:paragraph-rsid="00262f80"/>
    </style:style>
    <style:style style:name="P13" style:family="paragraph" style:parent-style-name="Table_20_Contents">
      <style:text-properties officeooo:rsid="00262f80" officeooo:paragraph-rsid="0031184e"/>
    </style:style>
    <style:style style:name="P14" style:family="paragraph" style:parent-style-name="Table_20_Contents">
      <style:text-properties officeooo:rsid="002777e0" officeooo:paragraph-rsid="002777e0"/>
    </style:style>
    <style:style style:name="P15" style:family="paragraph" style:parent-style-name="Table_20_Contents">
      <style:text-properties officeooo:rsid="0028ff3f" officeooo:paragraph-rsid="0028ff3f"/>
    </style:style>
    <style:style style:name="P16" style:family="paragraph" style:parent-style-name="Table_20_Contents">
      <style:text-properties officeooo:rsid="002909e2" officeooo:paragraph-rsid="002909e2"/>
    </style:style>
    <style:style style:name="P17" style:family="paragraph" style:parent-style-name="Table_20_Contents">
      <style:text-properties officeooo:paragraph-rsid="002777e0"/>
    </style:style>
    <style:style style:name="P18" style:family="paragraph" style:parent-style-name="Table_20_Contents">
      <style:text-properties officeooo:rsid="002afc8b" officeooo:paragraph-rsid="002afc8b"/>
    </style:style>
    <style:style style:name="P19" style:family="paragraph" style:parent-style-name="Table_20_Contents">
      <style:text-properties officeooo:rsid="002c1e3c" officeooo:paragraph-rsid="002c1e3c"/>
    </style:style>
    <style:style style:name="P20" style:family="paragraph" style:parent-style-name="Table_20_Contents">
      <style:text-properties officeooo:rsid="002d7374" officeooo:paragraph-rsid="002d7374"/>
    </style:style>
    <style:style style:name="P21" style:family="paragraph" style:parent-style-name="Table_20_Contents">
      <style:text-properties officeooo:rsid="002ed46a" officeooo:paragraph-rsid="002ed46a"/>
    </style:style>
    <style:style style:name="P22" style:family="paragraph" style:parent-style-name="Table_20_Contents">
      <style:text-properties officeooo:rsid="002f67d5" officeooo:paragraph-rsid="002f67d5"/>
    </style:style>
    <style:style style:name="P23" style:family="paragraph" style:parent-style-name="Table_20_Contents">
      <style:text-properties officeooo:rsid="00305dbe" officeooo:paragraph-rsid="00305dbe"/>
    </style:style>
    <style:style style:name="P24" style:family="paragraph" style:parent-style-name="Table_20_Contents">
      <style:text-properties officeooo:rsid="0030a253" officeooo:paragraph-rsid="0030a253"/>
    </style:style>
    <style:style style:name="P25" style:family="paragraph" style:parent-style-name="Table_20_Contents">
      <style:text-properties officeooo:rsid="0030c0a3" officeooo:paragraph-rsid="0030c0a3"/>
    </style:style>
    <style:style style:name="P26" style:family="paragraph" style:parent-style-name="Table_20_Contents">
      <style:text-properties officeooo:rsid="0030c0a3" officeooo:paragraph-rsid="0031184e"/>
    </style:style>
    <style:style style:name="P27" style:family="paragraph" style:parent-style-name="Table_20_Contents">
      <style:text-properties officeooo:rsid="0031184e" officeooo:paragraph-rsid="0031184e"/>
    </style:style>
    <style:style style:name="P28" style:family="paragraph" style:parent-style-name="Table_20_Contents">
      <style:text-properties officeooo:rsid="0031f39e" officeooo:paragraph-rsid="0031f39e"/>
    </style:style>
    <style:style style:name="P29" style:family="paragraph" style:parent-style-name="Table_20_Contents">
      <style:text-properties officeooo:rsid="0035feaa" officeooo:paragraph-rsid="0035feaa"/>
    </style:style>
    <style:style style:name="P30" style:family="paragraph" style:parent-style-name="Table_20_Contents">
      <style:text-properties officeooo:rsid="003b63c3" officeooo:paragraph-rsid="003b63c3"/>
    </style:style>
    <style:style style:name="T1" style:family="text">
      <style:text-properties officeooo:rsid="002777e0"/>
    </style:style>
    <style:style style:name="T2" style:family="text">
      <style:text-properties officeooo:rsid="00289b59"/>
    </style:style>
    <style:style style:name="T3" style:family="text">
      <style:text-properties officeooo:rsid="002909e2"/>
    </style:style>
    <style:style style:name="T4" style:family="text">
      <style:text-properties officeooo:rsid="00297003"/>
    </style:style>
    <style:style style:name="T5" style:family="text">
      <style:text-properties officeooo:rsid="002f67d5"/>
    </style:style>
    <style:style style:name="T6" style:family="text">
      <style:text-properties officeooo:rsid="0030a253"/>
    </style:style>
    <style:style style:name="T7" style:family="text">
      <style:text-properties officeooo:rsid="0031184e"/>
    </style:style>
    <style:style style:name="T8" style:family="text">
      <style:text-properties officeooo:rsid="00262f80"/>
    </style:style>
    <style:style style:name="T9" style:family="text">
      <style:text-properties fo:language="es" fo:country="ES"/>
    </style:style>
    <style:style style:name="T10" style:family="text">
      <style:text-properties officeooo:rsid="00345572"/>
    </style:style>
    <style:style style:name="T11" style:family="text">
      <style:text-properties officeooo:rsid="0039e81c"/>
    </style:style>
    <style:style style:name="T12" style:family="text">
      <style:text-properties officeooo:rsid="003b63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merican Acient Empires Mod <text:s/>(part 1) DD <text:s/>v2.0</text:p>
      <text:p text:style-name="P2"/>
      <text:p text:style-name="P1"/>
      <text:p text:style-name="P10">Civilizaciones:</text:p>
      <table:table table:name="Tabla2" table:style-name="Tabla2">
        <table:table-column table:style-name="Tabla2.A"/>
        <table:table-column table:style-name="Tabla2.B" table:number-columns-repeated="4"/>
        <table:table-row>
          <table:table-cell table:style-name="Tabla2.A1" office:value-type="string">
            <text:p text:style-name="P14">Civilización</text:p>
          </table:table-cell>
          <table:table-cell table:style-name="Tabla2.A1" office:value-type="string">
            <text:p text:style-name="P14">Bonos Civilización</text:p>
          </table:table-cell>
          <table:table-cell table:style-name="Tabla2.A1" office:value-type="string">
            <text:p text:style-name="P18">Bonos de Equipo</text:p>
          </table:table-cell>
          <table:table-cell table:style-name="Tabla2.A1" office:value-type="string">
            <text:p text:style-name="P14">Edificios Unicos</text:p>
          </table:table-cell>
          <table:table-cell table:style-name="Tabla2.E1" office:value-type="string">
            <text:p text:style-name="P14">Bonos Culturales</text:p>
          </table:table-cell>
        </table:table-row>
        <table:table-row>
          <table:table-cell table:style-name="Tabla2.A2" office:value-type="string">
            <text:p text:style-name="P14">Mexicas</text:p>
          </table:table-cell>
          <table:table-cell table:style-name="Tabla2.A2" office:value-type="string">
            <text:p text:style-name="P19">25% en comercio. Recolectan <text:s/>comida mas rapido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4">Escuela de Nobles/plebeyos</text:p>
            <text:p text:style-name="P24">Chinampa</text:p>
            <text:p text:style-name="P25">Aldea Aliada Otomi</text:p>
          </table:table-cell>
          <table:table-cell table:style-name="Tabla2.E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4">Tlaxcaltecas</text:p>
          </table:table-cell>
          <table:table-cell table:style-name="Tabla2.A2" office:value-type="string">
            <text:p text:style-name="P19">Edificios Militares 35% Mas fuertes el Centro Civico es 35% mas fuerte pero es 25% mas caro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4">Escuela de Nobles/plebeyos</text:p>
            <text:p text:style-name="P24">Chinampa</text:p>
            <text:p text:style-name="P24">Fuerte de Montaña</text:p>
            <text:p text:style-name="P25">Aldea Aliada Otomi</text:p>
          </table:table-cell>
          <table:table-cell table:style-name="Tabla2.E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4">Toltecas</text:p>
          </table:table-cell>
          <table:table-cell table:style-name="Tabla2.A2" office:value-type="string">
            <text:p text:style-name="P19">Recolectan Piedra 5%/15%/25% dependiendo del estado en que te encuentres</text:p>
          </table:table-cell>
          <table:table-cell table:style-name="Tabla2.A2" office:value-type="string">
            <text:p text:style-name="P28">Tus Aliados pueden entrenar tus tropas basicas desde una embajada</text:p>
          </table:table-cell>
          <table:table-cell table:style-name="Tabla2.A2" office:value-type="string">
            <text:p text:style-name="P24">Escuela de Nobles/plebeyos</text:p>
            <text:p text:style-name="P24">Chinampa</text:p>
            <text:p text:style-name="P24"/>
          </table:table-cell>
          <table:table-cell table:style-name="Tabla2.E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4">Incas</text:p>
          </table:table-cell>
          <table:table-cell table:style-name="Tabla2.A2" office:value-type="string">
            <text:p text:style-name="P19"><text:span text:style-name="T9">Generar metal y los edificios solo cuestan piedra, pero las unidades cuestan un 5% más de metal</text:span> 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3">Tambo,Unshu</text:p>
          </table:table-cell>
          <table:table-cell table:style-name="Tabla2.E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4">Mayas de Tikal</text:p>
          </table:table-cell>
          <table:table-cell table:style-name="Tabla2.A2" office:value-type="string">
            <text:p text:style-name="P19">Tienen mayor influencia cultural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4">Observatorio,</text:p>
            <text:p text:style-name="P24">Taller de Maquinaria de Asedio</text:p>
          </table:table-cell>
          <table:table-cell table:style-name="Tabla2.E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7"><text:span text:style-name="T1">Maya </text:span>Kaqchikel<text:span text:style-name="T4">e</text:span></text:p>
          </table:table-cell>
          <table:table-cell table:style-name="Tabla2.A2" office:value-type="string">
            <text:p text:style-name="P19">Los edificios <text:span text:style-name="T10">no cuestan -25% de piedra</text:span>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4"/>
          </table:table-cell>
          <table:table-cell table:style-name="Tabla2.E2" office:value-type="string">
            <text:p text:style-name="Table_20_Contents"/>
          </table:table-cell>
        </table:table-row>
        <table:table-row table:style-name="Tabla2.8">
          <table:table-cell table:style-name="Tabla2.A2" office:value-type="string">
            <text:p text:style-name="P14">Piples</text:p>
          </table:table-cell>
          <table:table-cell table:style-name="Tabla2.A2" office:value-type="string">
            <text:p text:style-name="P29">Sus tropas 15% mas débiles pero tienen 15% mas de ataque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4"/>
          </table:table-cell>
          <table:table-cell table:style-name="Tabla2.E2" office:value-type="string">
            <text:p text:style-name="Table_20_Contents"/>
          </table:table-cell>
        </table:table-row>
        <table:table-row table:style-name="Tabla2.9">
          <table:table-cell table:style-name="Tabla2.A9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29">Tupis</text:p>
          </table:table-cell>
          <table:table-cell table:style-name="Tabla2.A2" office:value-type="string">
            <text:p text:style-name="P20">Todos los edificios cuestan madera, no nececitan piedra o metal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4">Guarida de Guerra</text:p>
          </table:table-cell>
          <table:table-cell table:style-name="Tabla2.E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4">Hopis</text:p>
          </table:table-cell>
          <table:table-cell table:style-name="Tabla2.A2" office:value-type="string">
            <text:p text:style-name="P21">Sus edificios <text:soft-page-break/>cumplen varias funciones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4">Pueblo</text:p>
          </table:table-cell>
          <table:table-cell table:style-name="Tabla2.E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14">Tarahumaras</text:p>
          </table:table-cell>
          <table:table-cell table:style-name="Tabla2.A2" office:value-type="string">
            <text:p text:style-name="P21">Sus <text:span text:style-name="T5">unidades son 25% mas rapidas(los caballos se las pelan),se centran en el comercio y soldados</text:span>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P24">Puesto de Mercado</text:p>
            <text:p text:style-name="P24"/>
          </table:table-cell>
          <table:table-cell table:style-name="Tabla2.E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P22">Auracanos</text:p>
          </table:table-cell>
          <table:table-cell table:style-name="Tabla2.A2" office:value-type="string">
            <text:p text:style-name="P25">Civilizacion adaptable y equilibrada</text:p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E2" office:value-type="string">
            <text:p text:style-name="Table_20_Contents"/>
          </table:table-cell>
        </table:table-row>
      </table:table>
      <text:p text:style-name="P3"/>
      <text:p text:style-name="P3"/>
      <text:p text:style-name="P3"/>
      <text:p text:style-name="P4">Aldeas\Pueblos Neutrales (<text:span text:style-name="T1">Capturables</text:span> a lo Age of Empires 3):</text:p>
      <text:p text:style-name="P4"/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1"><text:span text:style-name="T1">Tribu</text:span>\<text:span text:style-name="T1">Civilización</text:span> Menor</text:p>
          </table:table-cell>
          <table:table-cell table:style-name="Tabla1.A1" office:value-type="string">
            <text:p text:style-name="P11">Bonos</text:p>
          </table:table-cell>
          <table:table-cell table:style-name="Tabla1.A1" office:value-type="string">
            <text:p text:style-name="P11">Unidades</text:p>
          </table:table-cell>
          <table:table-cell table:style-name="Tabla1.D1" office:value-type="string">
            <text:p text:style-name="P11">Mapa en el que se encuentra</text:p>
          </table:table-cell>
        </table:table-row>
        <table:table-row>
          <table:table-cell table:style-name="Tabla1.A2" office:value-type="string">
            <text:p text:style-name="P11">Zapotecas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2">Caribes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2">Navajo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2">Mixtecos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2">Huastecos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2">Chichimecas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2">Muisca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2">Moches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2">Apaches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</table:table>
      <text:p text:style-name="P4"/>
      <text:p text:style-name="P5"><text:span text:style-name="T2">Jugavilidad</text:span>:</text:p>
      <text:p text:style-name="P5">Varia según el mapa, la cultura, la civilización, los aliados que tengas.</text:p>
      <text:p text:style-name="P6">Los recursos serán comida,madera,agua,piedra,metales</text:p>
      <text:p text:style-name="P6">Las civilizaciones tienen distintas formas de elevar rangos a las unidades, algunas no tienen sistemas de rangos</text:p>
      <text:p text:style-name="P6"/>
      <text:p text:style-name="P5">Diferencias con 0 A.D :</text:p>
      <text:p text:style-name="P6">Centros Cívicos son ahora Centros de Pueblo\Centros de Ciudad dependiendo de la civilización.</text:p>
      <text:p text:style-name="P6">No hay caballería <text:span text:style-name="T11">ni</text:span> establo.</text:p>
      <text:p text:style-name="P6">Cada cultura tiene sus animales de corral.</text:p>
      <text:p text:style-name="P6">Los embarcaciones se clasifican de esta forma: Canoa,Canoa Media,Canoa Grande</text:p>
      <text:p text:style-name="P8">Culturas:</text:p>
      <text:p text:style-name="P8"/>
      <text:p text:style-name="P5">Mapas:</text:p>
      <table:table table:name="Tabla3" table:style-name="Tabla3">
        <table:table-column table:style-name="Tabla3.A" table:number-columns-repeated="3"/>
        <text:soft-page-break/>
        <table:table-row>
          <table:table-cell table:style-name="Tabla3.A1" office:value-type="string">
            <text:p text:style-name="P16">Mapas</text:p>
          </table:table-cell>
          <table:table-cell table:style-name="Tabla3.A1" office:value-type="string">
            <text:p text:style-name="P16">Descripción</text:p>
          </table:table-cell>
          <table:table-cell table:style-name="Tabla3.C1" office:value-type="string">
            <text:p text:style-name="P16">Aldeas\Pueblos pequeños</text:p>
          </table:table-cell>
        </table:table-row>
        <table:table-row>
          <table:table-cell table:style-name="Tabla3.A2" office:value-type="string">
            <text:p text:style-name="P15">Desierto de Sonora</text:p>
          </table:table-cell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P25">Apaches</text:p>
          </table:table-cell>
        </table:table-row>
        <table:table-row>
          <table:table-cell table:style-name="Tabla3.A2" office:value-type="string">
            <text:p text:style-name="P15">Sierra Madre Occidental</text:p>
          </table:table-cell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5">Sierra Madre Oriental</text:p>
          </table:table-cell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5">Sierra Madre Sur</text:p>
          </table:table-cell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P25">Chichimecas,Zapotecas,<text:span text:style-name="T7">Mixtecos</text:span></text:p>
          </table:table-cell>
        </table:table-row>
        <table:table-row>
          <table:table-cell table:style-name="Tabla3.A2" office:value-type="string">
            <text:p text:style-name="P15">Texas</text:p>
          </table:table-cell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5">Desierto de Chihuahua</text:p>
          </table:table-cell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5">Desierto Pintado</text:p>
          </table:table-cell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P27">Navajo</text:p>
          </table:table-cell>
        </table:table-row>
        <table:table-row>
          <table:table-cell table:style-name="Tabla3.A2" office:value-type="string">
            <text:p text:style-name="P15">Costa de Veracruz</text:p>
          </table:table-cell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P26">Chichimecas,<text:span text:style-name="T8">Huastecos</text:span></text:p>
          </table:table-cell>
        </table:table-row>
        <table:table-row>
          <table:table-cell table:style-name="Tabla3.A2" office:value-type="string">
            <text:p text:style-name="P15">Anahuac</text:p>
          </table:table-cell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5"><text:span text:style-name="T3">Península</text:span> de Yucatan</text:p>
          </table:table-cell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5">Jungla de Chiapan</text:p>
          </table:table-cell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5">Costa de <text:span text:style-name="T12">Oxaca</text:span></text:p>
          </table:table-cell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P30">Zapotacas</text:p>
          </table:table-cell>
        </table:table-row>
        <table:table-row>
          <table:table-cell table:style-name="Tabla3.A2" office:value-type="string">
            <text:p text:style-name="P15">Cuaxtemalan</text:p>
          </table:table-cell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6">Orinoco</text:p>
          </table:table-cell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6">Los Andes</text:p>
          </table:table-cell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P25">Moches</text:p>
          </table:table-cell>
        </table:table-row>
        <table:table-row>
          <table:table-cell table:style-name="Tabla3.A2" office:value-type="string">
            <text:p text:style-name="P16">Atacama</text:p>
          </table:table-cell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6">Patagonia</text:p>
          </table:table-cell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6">Pampas</text:p>
          </table:table-cell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P16">Jungla Amazonas</text:p>
          </table:table-cell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P27">Caribes</text:p>
          </table:table-cell>
        </table:table-row>
        <table:table-row>
          <table:table-cell table:style-name="Tabla3.A2" office:value-type="string">
            <text:p text:style-name="P16">Antillas</text:p>
          </table:table-cell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P27">Caribes</text:p>
          </table:table-cell>
        </table:table-row>
        <table:table-row>
          <table:table-cell table:style-name="Tabla3.A2" office:value-type="string">
            <text:p text:style-name="P16">Llanos</text:p>
          </table:table-cell>
          <table:table-cell table:style-name="Tabla3.A2" office:value-type="string">
            <text:p text:style-name="Table_20_Contents"/>
          </table:table-cell>
          <table:table-cell table:style-name="Tabla3.C2" office:value-type="string">
            <text:p text:style-name="P13">Muisca</text:p>
          </table:table-cell>
        </table:table-row>
      </table:table>
      <text:p text:style-name="P5"/>
      <text:p text:style-name="P5">Civilizaciones Escondidas:</text:p>
      <text:p text:style-name="P6">Se desbloquean al hacer ciertas <text:span text:style-name="T3">acciones</text:span> durante una partida <text:span text:style-name="T3">lo que desbloquea un botón en el que te permite convertirte en una de las civilizaciones que estén disponibles según lo que hallas hecho para poder desbloquearlas</text:span></text:p>
      <text:p text:style-name="P6"/>
      <text:p text:style-name="P6"/>
      <text:p text:style-name="P5">Árbol Tecnológico Común: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7:13:42.417000000</meta:creation-date>
    <dc:date>2019-06-21T04:24:09.401000000</dc:date>
    <meta:editing-duration>PT2H48M40S</meta:editing-duration>
    <meta:editing-cycles>16</meta:editing-cycles>
    <meta:generator>LibreOffice/6.0.4.2$Windows_X86_64 LibreOffice_project/9b0d9b32d5dcda91d2f1a96dc04c645c450872bf</meta:generator>
    <meta:document-statistic meta:table-count="3" meta:image-count="0" meta:object-count="0" meta:page-count="3" meta:paragraph-count="106" meta:word-count="386" meta:character-count="2620" meta:non-whitespace-character-count="2336"/>
  </office:meta>
</office:document-meta>
</file>